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3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ssurance</text:p>
          </table:table-cell>
          <table:table-cell office:value-type="string" calcext:value-type="string">
            <text:p>règlement</text:p>
          </table:table-cell>
          <table:table-cell office:value-type="string" calcext:value-type="string">
            <text:p>charte laïcité</text:p>
          </table:table-cell>
          <table:table-cell office:value-type="string" calcext:value-type="string">
            <text:p>charte 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office:value-type="date" office:date-value="2006-02-03" calcext:value-type="date">
            <text:p>03/02/06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office:value-type="date" office:date-value="2006-05-29" calcext:value-type="date">
            <text:p>29/05/06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office:value-type="date" office:date-value="2006-05-20" calcext:value-type="date">
            <text:p>20/05/06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office:value-type="date" office:date-value="2006-01-10" calcext:value-type="date">
            <text:p>10/01/06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office:value-type="date" office:date-value="2006-04-03" calcext:value-type="date">
            <text:p>03/04/06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office:value-type="date" office:date-value="2005-07-01" calcext:value-type="date">
            <text:p>01/07/05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office:value-type="date" office:date-value="2006-12-28" calcext:value-type="date">
            <text:p>28/12/06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 office:value-type="date" office:date-value="2005-06-09" calcext:value-type="date">
            <text:p>09/06/05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office:value-type="date" office:date-value="2006-05-11" calcext:value-type="date">
            <text:p>11/05/06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office:value-type="date" office:date-value="2005-03-22" calcext:value-type="date">
            <text:p>22/03/05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office:value-type="date" office:date-value="2006-01-28" calcext:value-type="date">
            <text:p>28/01/06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office:value-type="date" office:date-value="2006-12-06" calcext:value-type="date">
            <text:p>06/12/06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office:value-type="date" office:date-value="2006-07-04" calcext:value-type="date">
            <text:p>04/07/06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office:value-type="date" office:date-value="2006-05-08" calcext:value-type="date">
            <text:p>08/05/06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office:value-type="date" office:date-value="2006-06-21" calcext:value-type="date">
            <text:p>21/06/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6.0.7.3$Linux_X86_64 LibreOffice_project/00m0$Build-3</meta:generator>
    <dc:date>2020-09-02T16:47:30.249707676</dc:date>
    <meta:editing-duration>PT2H20M11S</meta:editing-duration>
    <meta:editing-cycles>6</meta:editing-cycles>
    <meta:document-statistic meta:table-count="1" meta:cell-count="76" meta:object-count="0"/>
  </office:meta>
</office:document-meta>
</file>